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8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isultato_analisi_files_sfoltito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here’s just one thing I’m searching for...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he laughter of the stars,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winkling in the wind,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you can grab it if you just reach out your han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o this is how it’s going to be with the two of us in the en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ruises and wounds were bad enough, but the pain that ached in her heart was the worst of 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 know, I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really did like her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he was small, but so brave... and she always did her best to protect Big Sis Mayu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And I taught her a lot. I thought of her as like... a little sister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straightened up her shirt sleev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ou know, you look like a slutty girl in an H-game right now, Suzuha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uh? What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was caught completely off-gu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rue, her t-shirt only came down to just below her hips, roughly the length of a miniskirt. Her breasts were almost completely bar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shirt’s hem was turned up, and she felt expos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ell, I don’t mind H-games with slutty girls. And I don’t think the whole ‘naked except for a t-shirt’ thing is all that bad. Heheh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’re being silly again. You could have gotten badly hur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 Itaru shook his h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 got freaked out by the knife, but I don’t think I really needed to be that scare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Unless I’m mistaken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rubbed the part of his neck where the knife blade wa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hen she had the knife to my throat, I could hear it, just a littl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ear what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She was probably... crying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ying...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Under that helmet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fter that whole battle with Suzuha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While holding a knife to Itaru’s neck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why—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So don’t you think it’s too early to jump to conclusion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...Da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Did you buy me that vanilla ice cream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eah, of cours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’d love to eat it. I’m a little... tire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then she almost fell forw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ah?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managed to catch her before she hit the grou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Hey... Hey, Suzuha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m... I’m fine... but let me rest a littl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at was all she had the energy to sa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closed her eyes in her dad’s arms, and her consciousness melted awa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en July came, the sun shone down even harder on eastern Japan. Summer was truly he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news had been saying for days that the heat island effect might make this the hottest summer in yea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then, on the first Sunday in July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half the seats at Go Go Curry were fu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It was Sunday, but it was also after 2 PM, and so the lunchtime rush was ov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was sitting at the restaurant’s far edge, a baseball cap pulled down over her fa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was hiding her face with the cap, and carefully watching a couple sitting nearb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GO GO CURRY clerk[line]“Here you are. Your [color index="280AA02D1400"]Major Curry[color index="800000"]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cheerful employee put down two giant silver plates—or trays, more accurately—in front of the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could see the other customers looking at them and whisperin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couple really stood out, after 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man was a giant who looked like he ate Major Curry all the time, but the woman was slim, pretty, and looked very ki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Major Curry was big. It was hu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knew from experien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massive silver trays were loaded with rice and curry, and topped with two fried cutlets, fried shrimp, sausage, a boiled egg and a mountain of cabb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re was two or three times as much curry as you’d find in a normal dish, and the toppings were just as bi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Even a growing young boy would find it hard to eat them 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was irritat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Why are you ordering Major Curry on your first date with her, Dad?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“Beauty and the Beast” couple that Suzuha was watching, of course, was Itaru and Yuk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In the morning they’d gone to see a movie in Yurakucho, then they’d come to Akihabara... and gone straight to Go Go Curr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had followed them the whole tim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at’s why she couldn’t believe Itaru’s choice of date spot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I don’t mind Go Go Curry at all... In fact, I like it, but...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This is your first date! There are other places you could have gone.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clutched her spoon tight and gritted her tee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knew next to nothing about Japanese youth culture in 2011, and even she knew it was a bad idea. Who knew what was going through Yuki’s mind—or so Suzuha though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Wow, it’s even more amazing than the pictures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rprisingly, Yuki was ignoring the people around her, and innocently enjoying the huge curr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Um... uh... Amane-shi, if you can’t eat it all, I’ll finish it for you, ok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Ok, thank you. But I’m actually pretty good at thi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-Yeah? That’s a surpris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eheheh... I actually would always just come and look at the menu outside. I always wanted to try thi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’m glad you brought me her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-I’m glad to hear th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had evidently worried over nothing, but still she realized that Itaru was acting strange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Ever since he’d come out of the movie theater, he was walking and talking strangely. Instead of his usual hunched posture, he was forcing himself to stand up straigh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nd he’d downed glass after glass of wat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Oh, I’m sorry. May I have some more water, too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Huh? Oh, sure. Sur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poured water into Yuki’s cup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had a bad feelin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nd she was right. Itaru was moving so awkwardly that he almost spilled water on he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-A-A-A-A-Are you ok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Um... my hand just got a little wet. Anyway, let’s eat before it gets cold, ok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uki quickly wiped down the table with her handkerchief, and grabbed her fork and spoon. There were stars in her ey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Ok, let’s e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L-Let’s e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uki seemed to be really enjoying her meal, but Itaru was very formal and qui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 was taking little nibbles out of a piece of fried cutlet, like a squirrel eating a nu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whole time, they weren’t saying a wo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What are you doing, Dad? Mom’s not going to want to be around you if you’re like that!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decided to send him a message on RINE telling him to get his act together, and she’d just taken out her phone when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GO GO CURRY clerk[line]“Here’s your Major Curry, with extra roux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ge plate was laid on the table in front of 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other customers started murmuring agai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Come to think of it, when she’d followed them into the store, she’d ordered her usual—Major Curry with extra roux—and then forgotten about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w everybody was going to focus on her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a small shop like this, it was suicid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as she expected, her eyes met Yuki’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Suzuha-san! I didn’t realize you were here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eah, what a coincidence seeing you here, Yuki-san, Brother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You should’ve said something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No, I didn’t even notice you. Reall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realized that she should probably leave, but she couldn’t go without at least taking a bite of the Major Curry in front of 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Her experiences in the war had left her completely unable to waste foo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felt Yuki and Itaru staring at her as she reluctantly picked up her spo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Anyway, yeah. You two enjoy yourselve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 only choice was to finish her extra-large curry as soon as possible. She couldn’t let herself be in the way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instead, Yuki came over and picked up Suzuha’s pla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uh...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Um, excuse me. Can my friend sit with u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GO GO CURRY clerk[line]“Sure, go ahea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e says it’s ok. Let’s all eat together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ait, wait, wait. Why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Why? Because you ordered Major Curry, too. I think we need to have a rac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ashida-san can be the judg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before Suzuha could respond, Yuki had moved her plate over to their tabl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No, wait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had no choice but to follow, but before she sat down, she whispered in Yuki’s ea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’re on a date, right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uh? Oh, yeah. I’m on a dat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t makes me blush when I say it aloud. Heheh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didn’t react at all..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 though she was sure he’d overheard tha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Um, I’ve never been on a date, so I don’t know how they work, bu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s it normal to have a curry speed-eating contest with another girl in the middle of a date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mm... I don’t really know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But you see it a lot in anime and manga, don’t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A little sister who doesn’t want to lose her big brother runs up to the girlfriend and says, ‘Let’s have a competition!’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some reason, Yuki seemed incredibly enthus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was overwhelmed by her energ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-I don’t know anything about tha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s that how it works, 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 even when she turned to Itaru for help, he just awkwardly sat there, eating his curry like a robo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 awkwardly turned his head to face her. The rest of him stayed completely sti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Did you say something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hat’s wrong? You’re acting weir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 am not acting weird. I am not acting weird at all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glanced back at Yuk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for the first time, Yuki looked concer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the end, Yuki and Suzuha did have their curry-eating contest, and surprisingly, both of them completely finished their meal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won by a very small margin, but the battle was exciting enough that not only the other customers, but the staff as well, were applauding at the e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the whole time Itaru kept eating by himself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ce this wasn’t even a conversation, let alone a date, she sent Itaru home alon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Part of her wanted to demand Itaru explain himself right now... but she decided to talk to Yuki inst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’d tried her best to avoid Yuki so far, in order to keep her identity a secret, but it was July now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would be gone from this era very so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is might be her last chance to talk to Yuki at 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’m so glad you were ther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uki sighed a little after Itaru lef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Maybe I did something to offend him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ashida-san doesn’t seem to enjoy being around m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 don’t think... he was just nervou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But he was having fun talking with me before the movie, you know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But after the movie, he started acting really strange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Did I do something wrong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 asked him to take me to the curry place... but since he was acting like that the whole time, I wasn’t really sure what to do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And so since you happened to be there, I turned to you for help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at had happened inside the theater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hadn’t followed them insid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’d spent about two hours killing time outsid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e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hy do you like my 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mean, maybe I shouldn’t say this, but he’s not exactly a ladykiller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What do you think about your 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e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Do you like him? Hate him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You like him, right? I can tell by watching you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ell... sur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were parts of him that she didn’t lik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of course, she loved her d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ait, why are we talking about me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o? What about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... still don’t really know if I like him or no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... I se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 only had Itaru not told Yuki he liked her, this was still their first date. And they hadn’t spoken that much before, eit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hadn’t even reached the point where she saw him as a member of the opposite sex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almost a year, Suzuha had stayed with him, and she, Mayuri, and Faris had done everything they could to get the two of them together. But there hadn’t been any real progres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felt uneasy when she thought about the futu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be her dad wouldn’t be her dad any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be her mom wouldn’t be her mom any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 and Mom wouldn’t be together..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imagined that futu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I don’t want that...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looked straight into Yuki’s ey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’m going to be leaving soon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What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’m moving someplace far awa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R-Really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don’t think I’ll be back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o, Yuki-san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know this is a weird thing for me to ask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then she bowed deep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Please take care of Hashida Itaru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was no answer from Yuk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looked up, afraid, and tried to gauge the expression on her fa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looked kind of lone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nd kind of s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uki whispered, and then Suzuha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Oh, jeez! What are we going to do? Everything’s almost finished! Even though it’s never even started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—As soon she got back to the lab, she yelled at her useless fat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aah, Suzuha! I’m sorry! The Hashida family is doomed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top sitting there feeling sorry for yourself! This isn’t funny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tart by explaining why you were acting that way today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 looked so excited when you left this morning. And Mom said you were normal until halfway through the movie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o what the hell happened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ell, you see... listen to this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ou know how movie theater seats are cramped, right? So I tried to sit as far to the edge as I could so I wouldn’t get in Amane-shi’s wa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then I heard this crack, and the seat almost brok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then I tried to support myself, so I grabbed the armrest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-But... But...! It wasn’t the armrest, it was Amane-shi’s um... han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...Yeah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om didn’t say anything about tha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’m telling the truth. It was so soft, it couldn’t have been an armrest. It was a girl’s hand! It had to have been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-I see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ut you see, I’ve held a lot of 2D girls’ hands, but never a real girl’s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And? What happened then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mane-shi’s so nice. I guess she didn’t try to shake it off because she didn’t want to hurt m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ut you know how fat I am, right? I sweat a lot! She must have gotten soaked! But she didn’t say a wor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so I really started to think about th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Oh, I see. That’s why you were acting so weir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’m sure in her mind Amane-shi was going, ‘Get off me, you creepy loser pervert!’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om’s not like th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fact, from the way she was acting, she probably thought she’d upset him somehow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problem was what she’d sai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at did she mean by that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don’t know what Mom’s thinking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Suzuha, let’s give up on Mom and you can live with m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’re not making any sense! How am I even supposed to be born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Uuuhh... But it’s impossible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ow come you’re not even trying? Even if things look bad, you have to keep going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grabbed her father by the collar and shook hi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f you don’t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remembered how sad Yuki had looked when they’d said goodby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Otherwise, something awful will happen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Hey, Daru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Th-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Yes, 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ou’ve probably already noticed, but the choice you and Mayu-shi just made has changed the linea di universo a littl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n other words, I’m a different Hashida Itaru than the one in your linea di universo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Just who are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Are you aware of an American civilian intelligence company called Strategic Focu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[color index="280AA02D1400"]Stratfo[color index="800000"]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at the same time, the total reorganization of Russia’s military strateg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’d even heard rumors that during the Gulf and Iraq Wars, they’d obtained information about the warring countries faster than anyone, and spread it as need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Is that true?”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[name]Announcements[line]“This is a Allarme di Attacco Guerriglia. I repeat, a Allarme di Attacco Guerriglia. A guerrilla attack may occur in this area. Please get indoors and obtain further information from radio or television broadcast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time machine started to roa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Bu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It’s possible that Kurisu may have been involved in the paper he wrot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But what if his version was an inferior copy of an original that Kurisu wrote herself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Hey, the US military aren’t involved in researching Amadeus, are they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Of course no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...I’m sorr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Why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You seemed to really like Lintahlo, didn’t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You could say his future is in your hand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Farewell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 fell to the grou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Okarin and Mamma were fish, swimming in the sea. The only two fish in the worl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here’s just one thing I’m searching for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he laughter of the stars,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winkling in the wind,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you can grab it if you just reach out your han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I’m sorr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That’s not tru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[margin top="38"]These two pairings held a special meaning for m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Amadeus Kurisu[line]“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oeka[line]“...Yeah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eyes[line]“Yes, 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then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eyes[line]“What?!”</text:p>
          </table:table-cell>
        </table:table-row>
        <table:table-row table:style-name="ro1" table:number-rows-repeated="104829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0:19:35.40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2T02:08:40.702000000</dc:date>
    <meta:editing-duration>P1DT12H23M24S</meta:editing-duration>
    <meta:editing-cycles>72</meta:editing-cycles>
    <meta:generator>LibreOffice/7.1.2.2$Windows_X86_64 LibreOffice_project/8a45595d069ef5570103caea1b71cc9d82b2aae4</meta:generator>
    <meta:document-statistic meta:table-count="1" meta:cell-count="552" meta:object-count="0"/>
  </office:meta>
</office:document-meta>
</file>